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9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8"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04)'.D8"/>
      <style:map style:condition="cell-content()=&quot;Exception Rejected&quot;" style:apply-style-name="Orange_20_Fill" style:base-cell-address="'DATE (24-08-04)'.D8"/>
      <style:map style:condition="cell-content()=&quot;Compliance Expected&quot;" style:apply-style-name="Light_20_Green_20_Fill" style:base-cell-address="'DATE (24-08-04)'.D8"/>
      <style:map style:condition="cell-content()=&quot;Exception Granted&quot;" style:apply-style-name="Dark_20_Green_20_Fill" style:base-cell-address="'DATE (24-08-04)'.D8"/>
      <style:map style:condition="cell-content()=&quot;Compliant&quot;" style:apply-style-name="Emerald_20_Fill" style:base-cell-address="'DATE (24-08-04)'.D8"/>
      <style:map style:condition="cell-content()=&quot;Not-Applicable&quot;" style:apply-style-name="Note" style:base-cell-address="'DATE (24-08-04)'.D8"/>
      <style:map style:condition="cell-content()=&quot;Exception Requested&quot;" style:apply-style-name="Yellow_20_Fill" style:base-cell-address="'DATE (24-08-04)'.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12"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4"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6"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7"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8-29)'.D8"/>
      <style:map style:condition="cell-content()=&quot;Exception Rejected&quot;" style:apply-style-name="Orange_20_Fill" style:base-cell-address="'DATE (24-08-29)'.D8"/>
      <style:map style:condition="cell-content()=&quot;Compliance Expected&quot;" style:apply-style-name="Light_20_Green_20_Fill" style:base-cell-address="'DATE (24-08-29)'.D8"/>
      <style:map style:condition="cell-content()=&quot;Exception Granted&quot;" style:apply-style-name="Dark_20_Green_20_Fill" style:base-cell-address="'DATE (24-08-29)'.D8"/>
      <style:map style:condition="cell-content()=&quot;Compliant&quot;" style:apply-style-name="Emerald_20_Fill" style:base-cell-address="'DATE (24-08-29)'.D8"/>
      <style:map style:condition="cell-content()=&quot;Not-Applicable&quot;" style:apply-style-name="Note" style:base-cell-address="'DATE (24-08-29)'.D8"/>
      <style:map style:condition="cell-content()=&quot;Exception Requested&quot;" style:apply-style-name="Yellow_20_Fill" style:base-cell-address="'DATE (24-08-29)'.D8"/>
    </style:style>
    <style:style style:name="ce118" style:family="table-cell" style:parent-style-name="Default">
      <style:table-cell-properties fo:background-color="#dee6ef" fo:border="0.74pt solid #000000"/>
      <style:text-properties fo:color="#c9211e"/>
    </style:style>
    <style:style style:name="ce120"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1"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2"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3"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4"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style:style style:name="ce125"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09-02)'.D8"/>
      <style:map style:condition="cell-content()=&quot;Exception Rejected&quot;" style:apply-style-name="Orange_20_Fill" style:base-cell-address="'DATE (24-09-02)'.D8"/>
      <style:map style:condition="cell-content()=&quot;Compliance Expected&quot;" style:apply-style-name="Light_20_Green_20_Fill" style:base-cell-address="'DATE (24-09-02)'.D8"/>
      <style:map style:condition="cell-content()=&quot;Exception Granted&quot;" style:apply-style-name="Dark_20_Green_20_Fill" style:base-cell-address="'DATE (24-09-02)'.D8"/>
      <style:map style:condition="cell-content()=&quot;Compliant&quot;" style:apply-style-name="Emerald_20_Fill" style:base-cell-address="'DATE (24-09-02)'.D8"/>
      <style:map style:condition="cell-content()=&quot;Not-Applicable&quot;" style:apply-style-name="Note" style:base-cell-address="'DATE (24-09-02)'.D8"/>
      <style:map style:condition="cell-content()=&quot;Exception Requested&quot;" style:apply-style-name="Yellow_20_Fill" style:base-cell-address="'DATE (24-09-02)'.D8"/>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08-04)'.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08-04)'.D8">
          <table:error-message table:message-type="stop" table:display="true"/>
        </table:content-validation>
      </table:content-validations>
      <table:table table:name="DATE (24-08-04)"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65"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ce Expected</text:p>
          </table:table-cell>
          <table:table-cell office:value-type="string" calcext:value-type="string">
            <text:p>No. It’s a list of comments at the top that include a list of consent to use the map in Alchemy League only and no other tournaments until the end of the League Season 4. Check STND-004 for all the comments that shall be includ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th 7 players, no trees or hills were present where they were on other configurations. Consider using map size conditionals instead of based on number of player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There is a lot of code for ATTR_TERRAIN_ID examples. Why is this here – is it left over from another script or is there a specific reason? Let me know and if there is a reason for you to have it in this map, request an exception and I’ll evaluate it. If not, it would be best to remove that code from this map script. For example, I was able to place stone walls on the shallows (although not the beaches). This is out of compliance with STND-002.</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ill elevation work properly with odd number of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Check gold piles on each side of the valley. Sometimes one player would have more gold in the valley (away from the river) than the other.</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office:value-type="string" calcext:value-type="string">
            <text:p>Yes but change if 2 team game / else to – if low resources</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1" calcext:value-type="float" table:number-columns-spanned="2" table:number-rows-spanned="1">
            <text:p>1</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6" calcext:value-type="float" table:number-columns-spanned="2" table:number-rows-spanned="1">
            <text:p>6</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5" calcext:value-type="float" table:number-columns-spanned="2" table:number-rows-spanned="1">
            <text:p>5</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0" calcext:value-type="float" table:number-columns-spanned="2" table:number-rows-spanned="1">
            <text:p>30</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04)'.F71:'DATE (24-08-04)'.F71 'DATE (24-08-04)'.D71:'DATE (24-08-04)'.D71 'DATE (24-08-04)'.D69:'DATE (24-08-04)'.D69 'DATE (24-08-04)'.F69:'DATE (24-08-04)'.F69 'DATE (24-08-04)'.D67:'DATE (24-08-04)'.D67 'DATE (24-08-04)'.F67:'DATE (24-08-04)'.F67 'DATE (24-08-04)'.D65:'DATE (24-08-04)'.D65 'DATE (24-08-04)'.F65:'DATE (24-08-04)'.F65 'DATE (24-08-04)'.D56:'DATE (24-08-04)'.D63 'DATE (24-08-04)'.F56:'DATE (24-08-04)'.F63 'DATE (24-08-04)'.D52:'DATE (24-08-04)'.D54 'DATE (24-08-04)'.F52:'DATE (24-08-04)'.F54 'DATE (24-08-04)'.D49:'DATE (24-08-04)'.D50 'DATE (24-08-04)'.F49:'DATE (24-08-04)'.F50 'DATE (24-08-04)'.D47:'DATE (24-08-04)'.D47 'DATE (24-08-04)'.F47:'DATE (24-08-04)'.F47 'DATE (24-08-04)'.D42:'DATE (24-08-04)'.D45 'DATE (24-08-04)'.F42:'DATE (24-08-04)'.F45 'DATE (24-08-04)'.D37:'DATE (24-08-04)'.D40 'DATE (24-08-04)'.F37:'DATE (24-08-04)'.F40 'DATE (24-08-04)'.D35:'DATE (24-08-04)'.D35 'DATE (24-08-04)'.F35:'DATE (24-08-04)'.F35 'DATE (24-08-04)'.D31:'DATE (24-08-04)'.D33 'DATE (24-08-04)'.F31:'DATE (24-08-04)'.F33 'DATE (24-08-04)'.D8:'DATE (24-08-04)'.D28 'DATE (24-08-04)'.F8:'DATE (24-08-04)'.F28">
            <calcext:condition calcext:apply-style-name="Red Fill" calcext:value="=&quot;Non-Compliant&quot;" calcext:base-cell-address="'DATE (24-08-04)'.D8"/>
            <calcext:condition calcext:apply-style-name="Orange Fill" calcext:value="=&quot;Exception Rejected&quot;" calcext:base-cell-address="'DATE (24-08-04)'.D8"/>
            <calcext:condition calcext:apply-style-name="Light Green Fill" calcext:value="=&quot;Compliance Expected&quot;" calcext:base-cell-address="'DATE (24-08-04)'.D8"/>
            <calcext:condition calcext:apply-style-name="Dark Green Fill" calcext:value="=&quot;Exception Granted&quot;" calcext:base-cell-address="'DATE (24-08-04)'.D8"/>
            <calcext:condition calcext:apply-style-name="Emerald Fill" calcext:value="=&quot;Compliant&quot;" calcext:base-cell-address="'DATE (24-08-04)'.D8"/>
            <calcext:condition calcext:apply-style-name="Note" calcext:value="=&quot;Not-Applicable&quot;" calcext:base-cell-address="'DATE (24-08-04)'.D8"/>
            <calcext:condition calcext:apply-style-name="Yellow Fill" calcext:value="=&quot;Exception Requested&quot;" calcext:base-cell-address="'DATE (24-08-04)'.D8"/>
          </calcext:conditional-format>
        </calcext:conditional-formats>
      </table:table>
      <table:table table:name="DATE (24-08-29)"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12"/>
        <table:table-column table:style-name="co5" table:default-cell-style-name="ce53"/>
        <table:table-column table:style-name="co6" table:default-cell-style-name="ce115"/>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14" table:content-validation-name="val1"/>
          <table:table-cell table:style-name="ce73"/>
          <table:table-cell table:style-name="ce117"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12"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113" table:content-validation-name="val1"/>
          <table:table-cell table:style-name="ce68"/>
          <table:table-cell table:style-name="ce116"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14" table:content-validation-name="val1"/>
          <table:table-cell table:style-name="ce73"/>
          <table:table-cell table:style-name="ce117"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t</text:p>
          </table:table-cell>
          <table:table-cell office:value-type="string" calcext:value-type="string">
            <text:p>This is good now.</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th 7 players, no trees or hills were present where they were on other configurations. Consider using map size conditionals instead of based on number of players? – NOTE ADDED: This is also the case for 3 and 5 players on the map. The map is technically playable, but is not in the same condition as for even-player games. The forests need to be added.</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style-name="ce118" office:value-type="string" calcext:value-type="string">
            <text:p>The shallows being buildable are fine. The component spec will be revised so the players are aware.</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Will elevation work properly with odd number of players? This is less of a concern since all the terrain would be flat but still check it when you revise the forests for odd-number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table:style-name="ce118" office:value-type="string" calcext:value-type="string">
            <text:p>Check gold piles on each side of the valley. Sometimes one player would have more gold in the valley (away from the river) than the other. In some cases it’s not significant, but in some, it was a major difference (five piles of gold vs three)</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ce Expected</text:p>
          </table:table-cell>
          <table:table-cell table:style-name="ce118" office:value-type="string" calcext:value-type="string">
            <text:p>Yes but change if 2 team game / else to – if low resources. Remove ‘else’ – the command is supposed to be triggered if low resources IS set.</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5" calcext:value-type="float" table:number-columns-spanned="2" table:number-rows-spanned="1">
            <text:p>5</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6" calcext:value-type="float" table:number-columns-spanned="2" table:number-rows-spanned="1">
            <text:p>6</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1" calcext:value-type="float" table:number-columns-spanned="2" table:number-rows-spanned="1">
            <text:p>31</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8-29)'.F71:'DATE (24-08-29)'.F71 'DATE (24-08-29)'.D71:'DATE (24-08-29)'.D71 'DATE (24-08-29)'.D69:'DATE (24-08-29)'.D69 'DATE (24-08-29)'.F69:'DATE (24-08-29)'.F69 'DATE (24-08-29)'.D67:'DATE (24-08-29)'.D67 'DATE (24-08-29)'.F67:'DATE (24-08-29)'.F67 'DATE (24-08-29)'.D65:'DATE (24-08-29)'.D65 'DATE (24-08-29)'.F65:'DATE (24-08-29)'.F65 'DATE (24-08-29)'.D56:'DATE (24-08-29)'.D63 'DATE (24-08-29)'.F56:'DATE (24-08-29)'.F63 'DATE (24-08-29)'.D52:'DATE (24-08-29)'.D54 'DATE (24-08-29)'.F52:'DATE (24-08-29)'.F54 'DATE (24-08-29)'.D49:'DATE (24-08-29)'.D50 'DATE (24-08-29)'.F49:'DATE (24-08-29)'.F50 'DATE (24-08-29)'.D47:'DATE (24-08-29)'.D47 'DATE (24-08-29)'.F47:'DATE (24-08-29)'.F47 'DATE (24-08-29)'.D42:'DATE (24-08-29)'.D45 'DATE (24-08-29)'.F42:'DATE (24-08-29)'.F45 'DATE (24-08-29)'.D37:'DATE (24-08-29)'.D40 'DATE (24-08-29)'.F37:'DATE (24-08-29)'.F40 'DATE (24-08-29)'.D35:'DATE (24-08-29)'.D35 'DATE (24-08-29)'.F35:'DATE (24-08-29)'.F35 'DATE (24-08-29)'.D31:'DATE (24-08-29)'.D33 'DATE (24-08-29)'.F31:'DATE (24-08-29)'.F33 'DATE (24-08-29)'.D8:'DATE (24-08-29)'.D28 'DATE (24-08-29)'.F8:'DATE (24-08-29)'.F28">
            <calcext:condition calcext:apply-style-name="Red Fill" calcext:value="=&quot;Non-Compliant&quot;" calcext:base-cell-address="'DATE (24-08-29)'.D8"/>
            <calcext:condition calcext:apply-style-name="Orange Fill" calcext:value="=&quot;Exception Rejected&quot;" calcext:base-cell-address="'DATE (24-08-29)'.D8"/>
            <calcext:condition calcext:apply-style-name="Light Green Fill" calcext:value="=&quot;Compliance Expected&quot;" calcext:base-cell-address="'DATE (24-08-29)'.D8"/>
            <calcext:condition calcext:apply-style-name="Dark Green Fill" calcext:value="=&quot;Exception Granted&quot;" calcext:base-cell-address="'DATE (24-08-29)'.D8"/>
            <calcext:condition calcext:apply-style-name="Emerald Fill" calcext:value="=&quot;Compliant&quot;" calcext:base-cell-address="'DATE (24-08-29)'.D8"/>
            <calcext:condition calcext:apply-style-name="Note" calcext:value="=&quot;Not-Applicable&quot;" calcext:base-cell-address="'DATE (24-08-29)'.D8"/>
            <calcext:condition calcext:apply-style-name="Yellow Fill" calcext:value="=&quot;Exception Requested&quot;" calcext:base-cell-address="'DATE (24-08-29)'.D8"/>
          </calcext:conditional-format>
        </calcext:conditional-formats>
      </table:table>
      <table:table table:name="DATE (24-09-02)"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20"/>
        <table:table-column table:style-name="co5" table:default-cell-style-name="ce53"/>
        <table:table-column table:style-name="co6" table:default-cell-style-name="ce123"/>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8"/>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XingXing</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8"/>
        </table:table-row>
        <table:table-row table:style-name="ro1">
          <table:covered-table-cell table:number-columns-repeated="3" table:style-name="ce2"/>
          <table:covered-table-cell table:style-name="ce62"/>
          <table:covered-table-cell table:style-name="ce71"/>
          <table:covered-table-cell table:number-columns-repeated="2" table:style-name="ce98"/>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8" office:value-type="string" calcext:value-type="string">
            <text:p>Status</text:p>
          </table:table-cell>
          <table:table-cell table:style-name="ce98"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8"/>
        </table:table-row>
        <table:table-row table:style-name="ro1">
          <table:table-cell table:style-name="ce3" office:value-type="string" calcext:value-type="string">
            <text:p>CSRM-AK-02</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4.A</text:p>
          </table:table-cell>
          <table:table-cell office:value-type="string" calcext:value-type="string">
            <text:p>Elevation – Hot Spring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B</text:p>
          </table:table-cell>
          <table:table-cell office:value-type="string" calcext:value-type="string">
            <text:p>Elevation – Valley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table-row>
        <table:table-row table:style-name="ro1">
          <table:table-cell table:style-name="ce4"/>
          <table:table-cell office:value-type="string" calcext:value-type="string">
            <text:p>4.C</text:p>
          </table:table-cell>
          <table:table-cell office:value-type="string" calcext:value-type="string">
            <text:p>Elevation – Hill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Fores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style-name="ce4"/>
          <table:table-cell table:style-name="ce48" table:number-columns-repeated="2"/>
          <table:table-cell table:style-name="ce121" table:content-validation-name="val1"/>
          <table:table-cell table:style-name="ce68"/>
          <table:table-cell table:style-name="ce124"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122" table:content-validation-name="val1"/>
          <table:table-cell table:style-name="ce73"/>
          <table:table-cell table:style-name="ce125"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ce Expected</text:p>
          </table:table-cell>
          <table:table-cell office:value-type="string" calcext:value-type="string">
            <text:p>Horse scout, because no tc start</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Not-Applicable</text:p>
          </table:table-cell>
          <table:table-cell office:value-type="string" calcext:value-type="string">
            <text:p>No bears on the map, because no tc start</text:p>
          </table:table-cell>
          <table:table-cell table:style-name="ce120" table:content-validation-name="val1" office:value-type="string" calcext:value-type="string">
            <text:p>Not-Applicable</text:p>
          </table:table-cell>
          <table:table-cell/>
        </table:table-row>
        <table:table-row table:style-name="ro1">
          <table:table-cell/>
          <table:table-cell table:style-name="ce50"/>
          <table:table-cell table:style-name="ce56"/>
          <table:table-cell table:style-name="ce121" table:content-validation-name="val1"/>
          <table:table-cell table:style-name="ce68"/>
          <table:table-cell table:style-name="ce124"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22" table:content-validation-name="val1"/>
          <table:table-cell table:style-name="ce73"/>
          <table:table-cell table:style-name="ce125"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office:value-type="string" calcext:value-type="string">
            <text:p>Not sure what it means, is it the rms format?</text:p>
          </table:table-cell>
          <table:table-cell table:content-validation-name="val2" office:value-type="string" calcext:value-type="string">
            <text:p>Compliant</text:p>
          </table:table-cell>
          <table:table-cell office:value-type="string" calcext:value-type="string">
            <text:p>This is good now.</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his is the rms format. You’re compliant with this.</text:p>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Forests and hills now present with 3, 5, and 7 players on medium, normal, and large maps respectively. Note that small and huge maps do not always configure properly, but this is not a requirement.</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ce Expected</text:p>
          </table:table-cell>
          <table:table-cell office:value-type="string" calcext:value-type="string">
            <text:p>Maybe needs more randomness?</text:p>
          </table:table-cell>
          <table:table-cell table:content-validation-name="val2" office:value-type="string" calcext:value-type="string">
            <text:p>Compliant</text:p>
          </table:table-cell>
          <table:table-cell office:value-type="string" calcext:value-type="string">
            <text:p>It’s fine. Nomad start helps with the randomness aspect of the map.</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table:style-name="ce118" office:value-type="string" calcext:value-type="string">
            <text:p>The shallows being buildable are fine. The component spec will be revised so the players are aware.</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There is some bias for one player to get more access to fish and the other to get more access to the corner forest. However this is not likely to affect game outcome, and Nomad start also offsets this potential bias. An option could be to start players directly across the river from each other, but I’ll leave that up to you. It’s probably fine as it i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Hills on both sides now for 3, 5, 7 player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style-name="ce118" office:value-type="string" calcext:value-type="string">
            <text:p>Fair in all the tests I ran</text:p>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gaia convertible geese, this is allowed.</text:p>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Not-Applicable</text:p>
          </table:table-cell>
          <table:table-cell/>
          <table:table-cell table:content-validation-name="val2" office:value-type="string" calcext:value-type="string">
            <text:p>Compliant</text:p>
          </table:table-cell>
          <table:table-cell office:value-type="string" calcext:value-type="string">
            <text:p>There are none, this is the standar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2">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style-name="ce93" office:value-type="string" calcext:value-type="string">
            <text:p>This is about adding the code I added at the beginning, right?</text:p>
          </table:table-cell>
          <table:table-cell table:content-validation-name="val2" office:value-type="string" calcext:value-type="string">
            <text:p>Compliant</text:p>
          </table:table-cell>
          <table:table-cell table:style-name="ce118" office:value-type="string" calcext:value-type="string">
            <text:p>Good now</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1];[.A75])" office:value-type="float" office:value="0" calcext:value-type="float" table:number-columns-spanned="2" table:number-rows-spanned="1">
            <text:p>0</text:p>
          </table:table-cell>
          <table:covered-table-cell/>
          <table:table-cell table:style-name="ce12" table:formula="of:=COUNTIF([.$F$8:.$F$71];[.A75])"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1];[.A76])" office:value-type="float" office:value="0" calcext:value-type="float" table:number-columns-spanned="2" table:number-rows-spanned="1">
            <text:p>0</text:p>
          </table:table-cell>
          <table:covered-table-cell/>
          <table:table-cell table:style-name="ce12" table:formula="of:=COUNTIF([.$F$8:.$F$71];[.A76])"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1];[.A77])" office:value-type="float" office:value="4" calcext:value-type="float" table:number-columns-spanned="2" table:number-rows-spanned="1">
            <text:p>4</text:p>
          </table:table-cell>
          <table:covered-table-cell/>
          <table:table-cell table:style-name="ce12" table:formula="of:=COUNTIF([.$F$8:.$F$71];[.A77])" office:value-type="float" office:value="1" calcext:value-type="float" table:number-columns-spanned="2" table:number-rows-spanned="1">
            <text:p>1</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1];[.A78])" office:value-type="float" office:value="0" calcext:value-type="float" table:number-columns-spanned="2" table:number-rows-spanned="1">
            <text:p>0</text:p>
          </table:table-cell>
          <table:covered-table-cell/>
          <table:table-cell table:style-name="ce12" table:formula="of:=COUNTIF([.$F$8:.$F$71];[.A78])" office:value-type="float" office:value="6" calcext:value-type="float" table:number-columns-spanned="2" table:number-rows-spanned="1">
            <text:p>6</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1];[.A79])" office:value-type="float" office:value="36" calcext:value-type="float" table:number-columns-spanned="2" table:number-rows-spanned="1">
            <text:p>36</text:p>
          </table:table-cell>
          <table:covered-table-cell/>
          <table:table-cell table:style-name="ce12" table:formula="of:=COUNTIF([.$F$8:.$F$71];[.A79])" office:value-type="float" office:value="35" calcext:value-type="float" table:number-columns-spanned="2" table:number-rows-spanned="1">
            <text:p>35</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1];[.A80])" office:value-type="float" office:value="7" calcext:value-type="float" table:number-columns-spanned="2" table:number-rows-spanned="1">
            <text:p>7</text:p>
          </table:table-cell>
          <table:covered-table-cell/>
          <table:table-cell table:style-name="ce12" table:formula="of:=COUNTIF([.$F$8:.$F$71];[.A80])" office:value-type="float" office:value="5" calcext:value-type="float" table:number-columns-spanned="2" table:number-rows-spanned="1">
            <text:p>5</text:p>
          </table:table-cell>
          <table:covered-table-cell table:style-name="ce53"/>
        </table:table-row>
        <calcext:conditional-formats>
          <calcext:conditional-format calcext:target-range-address="'DATE (24-09-02)'.F71:'DATE (24-09-02)'.F71 'DATE (24-09-02)'.D71:'DATE (24-09-02)'.D71 'DATE (24-09-02)'.D69:'DATE (24-09-02)'.D69 'DATE (24-09-02)'.F69:'DATE (24-09-02)'.F69 'DATE (24-09-02)'.D67:'DATE (24-09-02)'.D67 'DATE (24-09-02)'.F67:'DATE (24-09-02)'.F67 'DATE (24-09-02)'.D65:'DATE (24-09-02)'.D65 'DATE (24-09-02)'.F65:'DATE (24-09-02)'.F65 'DATE (24-09-02)'.D56:'DATE (24-09-02)'.D63 'DATE (24-09-02)'.F56:'DATE (24-09-02)'.F63 'DATE (24-09-02)'.D52:'DATE (24-09-02)'.D54 'DATE (24-09-02)'.F52:'DATE (24-09-02)'.F54 'DATE (24-09-02)'.D49:'DATE (24-09-02)'.D50 'DATE (24-09-02)'.F49:'DATE (24-09-02)'.F50 'DATE (24-09-02)'.D47:'DATE (24-09-02)'.D47 'DATE (24-09-02)'.F47:'DATE (24-09-02)'.F47 'DATE (24-09-02)'.D42:'DATE (24-09-02)'.D45 'DATE (24-09-02)'.F42:'DATE (24-09-02)'.F45 'DATE (24-09-02)'.D37:'DATE (24-09-02)'.D40 'DATE (24-09-02)'.F37:'DATE (24-09-02)'.F40 'DATE (24-09-02)'.D35:'DATE (24-09-02)'.D35 'DATE (24-09-02)'.F35:'DATE (24-09-02)'.F35 'DATE (24-09-02)'.D31:'DATE (24-09-02)'.D33 'DATE (24-09-02)'.F31:'DATE (24-09-02)'.F33 'DATE (24-09-02)'.D8:'DATE (24-09-02)'.D28 'DATE (24-09-02)'.F8:'DATE (24-09-02)'.F28">
            <calcext:condition calcext:apply-style-name="Red Fill" calcext:value="=&quot;Non-Compliant&quot;" calcext:base-cell-address="'DATE (24-09-02)'.D8"/>
            <calcext:condition calcext:apply-style-name="Orange Fill" calcext:value="=&quot;Exception Rejected&quot;" calcext:base-cell-address="'DATE (24-09-02)'.D8"/>
            <calcext:condition calcext:apply-style-name="Light Green Fill" calcext:value="=&quot;Compliance Expected&quot;" calcext:base-cell-address="'DATE (24-09-02)'.D8"/>
            <calcext:condition calcext:apply-style-name="Dark Green Fill" calcext:value="=&quot;Exception Granted&quot;" calcext:base-cell-address="'DATE (24-09-02)'.D8"/>
            <calcext:condition calcext:apply-style-name="Emerald Fill" calcext:value="=&quot;Compliant&quot;" calcext:base-cell-address="'DATE (24-09-02)'.D8"/>
            <calcext:condition calcext:apply-style-name="Note" calcext:value="=&quot;Not-Applicable&quot;" calcext:base-cell-address="'DATE (24-09-02)'.D8"/>
            <calcext:condition calcext:apply-style-name="Yellow Fill" calcext:value="=&quot;Exception Requested&quot;" calcext:base-cell-address="'DATE (24-09-02)'.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02T15:38:06.589000000</dc:date>
    <meta:editing-duration>P2DT16H15M29S</meta:editing-duration>
    <meta:editing-cycles>181</meta:editing-cycles>
    <meta:generator>LibreOffice/24.2.5.2$Windows_X86_64 LibreOffice_project/bffef4ea93e59bebbeaf7f431bb02b1a39ee8a59</meta:generator>
    <meta:document-statistic meta:table-count="3" meta:cell-count="747" meta:object-count="0"/>
  </office:meta>
</office:document-meta>
</file>